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1pt" officeooo:paragraph-rsid="0013a1e7" style:font-size-asian="11pt" style:font-size-complex="11pt"/>
    </style:style>
    <style:style style:name="P2" style:family="paragraph" style:parent-style-name="Standard">
      <style:paragraph-properties fo:line-height="100%"/>
      <style:text-properties style:font-name="Times New Roman" fo:font-size="11pt" fo:font-weight="bold" officeooo:paragraph-rsid="0013a1e7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00%"/>
      <style:text-properties style:font-name="Times New Roman" fo:font-size="11pt" officeooo:paragraph-rsid="0013a1e7" style:font-size-asian="11pt" style:font-size-complex="11pt"/>
    </style:style>
    <style:style style:name="T1" style:family="text">
      <style:text-properties officeooo:rsid="001892e3"/>
    </style:style>
    <style:style style:name="T2" style:family="text">
      <style:text-properties officeooo:rsid="00176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guntas abiertas</text:p>
      <text:p text:style-name="P1"/>
      <text:p text:style-name="P1">A continuación, se te <text:span text:style-name="T1">presentan</text:span> 3 preguntas abiertas. <text:span text:style-name="T2">Estando tranquilo/a y</text:span> ubicado/a en un lugar cómodo, responde libremente a cada una de ellas <text:span text:style-name="T2">grabando y </text:span>enviando una nota de voz desde tu celular.</text:p>
      <text:p text:style-name="P1"/>
      <text:p text:style-name="P1">1. ¿<text:span text:style-name="T1">Relata con el mayor detalle posible c</text:span>ómo es para <text:span text:style-name="T2">ti</text:span> un día común y corriente?</text:p>
      <text:p text:style-name="P1"/>
      <text:p text:style-name="P1"/>
      <text:p text:style-name="P1"/>
      <text:p text:style-name="P1"/>
      <text:p text:style-name="P1">2. ¿Describ<text:span text:style-name="T2">e </text:span><text:span text:style-name="T1">con el mayor detalle posible</text:span> la situación más extraña que <text:span text:style-name="T1">t</text:span>e haya tocado vivir?</text:p>
      <text:p text:style-name="P1"/>
      <text:p text:style-name="P1"/>
      <text:p text:style-name="P1"/>
      <text:p text:style-name="P1"/>
      <text:p text:style-name="P1"/>
      <text:p text:style-name="P1">3. ¿<text:span text:style-name="T1">Relata c</text:span>ómo le explicaría<text:span text:style-name="T2">s</text:span> a una persona sorda qué es escuchar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7:16:24.444000000</meta:creation-date>
    <dc:date>2023-11-24T11:15:24.960086541</dc:date>
    <meta:editing-duration>PT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79" meta:character-count="457" meta:non-whitespace-character-count="383"/>
  </office:meta>
</office:document-meta>
</file>